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StreamEditor.get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treamEditor.InputStreamEditor( ResourceEditor resourceEd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StreamEditor.InputStream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treamEditor.setAsText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